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RAMOS CCORIMANYA, JESIC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96756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RAMOS CCORIMANYA, JESIC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9675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7</text:p>
          </table:table-cell>
          <table:table-cell table:style-name="Tableau1.D2" office:value-type="string">
            <text:p text:style-name="P12">1406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40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7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18:48:35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